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1cm" fo:margin-bottom="1cm" style:contextual-spacing="false" fo:text-align="justify" style:justify-single-word="false"/>
      <style:text-properties officeooo:rsid="001c55d3" officeooo:paragraph-rsid="001c55d3"/>
    </style:style>
    <style:style style:name="P2" style:family="paragraph" style:parent-style-name="Standard">
      <style:paragraph-properties fo:margin-top="1cm" fo:margin-bottom="1cm" style:contextual-spacing="false" fo:text-align="justify" style:justify-single-word="false"/>
      <style:text-properties officeooo:paragraph-rsid="001c55d3"/>
    </style:style>
    <style:style style:name="T1" style:family="text">
      <style:text-properties officeooo:rsid="001c55d3"/>
    </style:style>
    <style:style style:name="Sect1" style:family="section">
      <style:section-properties text:dont-balance-text-columns="false" style:editable="false">
        <style:columns fo:column-count="2" fo:column-gap="0.998cm">
          <style:column style:rel-width="4818*" fo:start-indent="0cm" fo:end-indent="0.499cm"/>
          <style:column style:rel-width="4820*" fo:start-indent="0.4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text:p>
      <text:section text:style-name="Sect1" text:name="Sección1">
        <text:p text:style-name="P1">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text:p>
      </text:section>
      <text:p text:style-name="P1">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text:soft-page-break/>abierta sin dejar de pegarse como una hiedra a la pared. ¿Estaría salvado...?</text:p>
      <text:p text:style-name="P2"><text:span text:style-name="T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20:32:13.872000000</meta:creation-date>
    <dc:date>2017-02-10T20:36:14.251000000</dc:date>
    <meta:editing-duration>P0D</meta:editing-duration>
    <meta:editing-cycles>1</meta:editing-cycles>
    <meta:document-statistic meta:table-count="0" meta:image-count="0" meta:object-count="0" meta:page-count="2" meta:paragraph-count="5" meta:word-count="981" meta:character-count="5511" meta:non-whitespace-character-count="4530"/>
    <meta:generator>LibreOffice/4.2.4.2$Windows_x86 LibreOffice_project/63150712c6d317d27ce2db16eb94c2f3d7b699f8</meta:generator>
  </office:meta>
</office:document-meta>
</file>